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3AF000002122AD8C771.png" manifest:media-type="image/png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3.43cm" style:use-optimal-column-width="false"/>
    </style:style>
    <style:style style:name="co4" style:family="table-column">
      <style:table-column-properties style:column-width="3.428cm" style:use-optimal-column-width="false"/>
    </style:style>
    <style:style style:name="co5" style:family="table-column">
      <style:table-column-properties style:column-width="4.935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1.439cm"/>
    </style:style>
    <style:style style:name="ro4" style:family="table-row">
      <style:table-row-properties style:row-height="1.44cm"/>
    </style:style>
    <style:style style:name="ro5" style:family="table-row">
      <style:table-row-properties style:row-height="1.423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text-properties fo:font-size="20pt" fo:font-style="italic" style:font-size-asian="20pt" style:font-style-asian="italic" style:font-size-complex="20pt" style:font-style-complex="italic"/>
    </style:style>
    <style:style style:name="P5" style:family="paragraph">
      <style:paragraph-properties fo:text-align="center"/>
    </style:style>
    <style:style style:name="P6" style:family="paragraph">
      <style:paragraph-properties fo:line-height="150%"/>
      <style:text-properties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7.7000007629395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k Caron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3"><text:s/></text:span><text:span text:style-name="T3">Introduction</text:span></text:p>
              </text:list-item>
              <text:list-item>
                <text:p text:style-name="P2"><text:span text:style-name="T3"><text:s/></text:span><text:span text:style-name="T3">Subjective Logic</text:span></text:p>
              </text:list-item>
              <text:list-item>
                <text:p text:style-name="P2"><text:span text:style-name="T3"><text:s/></text:span><text:span text:style-name="T3">Hypothesis and Research Objectives</text:span></text:p>
              </text:list-item>
              <text:list-item>
                <text:p text:style-name="P2"><text:span text:style-name="T3"><text:s/></text:span><text:span text:style-name="T3">Current Progress and Timeline</text:span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Deductive Reasoning:</text:span></text:p>
                <text:list>
                  <text:list-item>
                    <text:p text:style-name="P2"><text:span text:style-name="T4">Top-down – </text:span><text:span text:style-name="T5">General statements reduce to certain conclusions.</text:span></text:p>
                  </text:list-item>
                </text:list>
              </text:list-item>
              <text:list-item>
                <text:p text:style-name="P2"><text:span text:style-name="T5">Inductive Reasoning:</text:span></text:p>
                <text:list>
                  <text:list-item>
                    <text:p text:style-name="P2"><text:span text:style-name="T4">Bottom-up – </text:span><text:span text:style-name="T5">Finding evidence for the truth of the conclusion.</text:span></text:p>
                  </text:list-item>
                </text:list>
              </text:list-item>
              <text:list-item>
                <text:p text:style-name="P2"><text:span text:style-name="T5">Abductive Reasoning:</text:span></text:p>
                <text:list>
                  <text:list-item>
                    <text:p text:style-name="P2"><text:span text:style-name="T5">Hypothesis testing.</text:span></text:p>
                  </text:list-item>
                </text:list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 text:style-name="P2"><text:span text:style-name="T3">“</text:span><text:span text:style-name="T3">All grad students are overworked”</text:span></text:p>
              </text:list-item>
              <text:list-item>
                <text:p text:style-name="P2"><text:span text:style-name="T3">“</text:span><text:span text:style-name="T3">Bryan is a grad student”</text:span></text:p>
              </text:list-item>
              <text:list-item>
                <text:p text:style-name="P2"><text:span text:style-name="T3">Therefore, “Bryan is overworked”</text:span></text:p>
              </text:list-item>
              <text:list-item>
                <text:p text:style-name="P3"><text:span text:style-name="T3">Formally,</text:span><text:span text:style-name="T3"><text:line-break/></text:span><text:span text:style-name="T3">P = “Bryan is a grad student”</text:span><text:span text:style-name="T3"><text:line-break/></text:span><text:span text:style-name="T3">Q = “if X is a grad student, then X is overworked”</text:span><text:span text:style-name="T3"><text:line-break/></text:span><text:span text:style-name="T4">Modus Ponens:</text:span><text:span text:style-name="T5"><text:line-break/></text:span><text:span text:style-name="T5"> <text:s text:c="28"/>P, if P then Q</text:span><text:span text:style-name="T5"><text:line-break/></text:span><text:span text:style-name="T5"> <text:s text:c="28"/>-----------------</text:span><text:span text:style-name="T5"><text:line-break/></text:span><text:span text:style-name="T5"> <text:s text:c="35"/>Q</text:span></text:p>
              </text:list-item>
              <text:list-item>
                <text:p text:style-name="P3"><text:span text:style-name="T5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Uncertain by design.</text:span></text:p>
              </text:list-item>
              <text:list-item>
                <text:p text:style-name="P2"><text:span text:style-name="T3">How probable is it that the conclusion is credible, given the premises?</text:span></text:p>
              </text:list-item>
              <text:list-item>
                <text:p text:style-name="P2"><text:span text:style-name="T3">Requires a theory of evidence.</text:span></text:p>
                <text:list>
                  <text:list-item>
                    <text:p text:style-name="P2"><text:span text:style-name="T3">Dempster-Shafer Theory</text:span></text:p>
                  </text:list-item>
                  <text:list-item>
                    <text:p text:style-name="P2"><text:span text:style-name="T3">Many-valued Logics</text:span></text:p>
                  </text:list-item>
                  <text:list-item>
                    <text:p text:style-name="P2"><text:span text:style-name="T3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-Shafer Theory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4">A Mathematical Theory of Evidence</text:span></text:p>
              </text:list-item>
              <text:list-item>
                <text:p text:style-name="P2"><text:span text:style-name="T5">Combine evidence from various sources to compute a degree of belief.</text:span></text:p>
              </text:list-item>
              <text:list-item>
                <text:p text:style-name="P2"><text:span text:style-name="T5">Given a </text:span><text:span text:style-name="T4">Frame of Discernment X</text:span><text:span text:style-name="T5">, we construct a </text:span><text:span text:style-name="T4">basic belief assignment</text:span><text:span text:style-name="T5"> over the powerset of X.</text:span></text:p>
                <text:list>
                  <text:list-header>
                    <text:p text:style-name="P2"><text:span text:style-name="T5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.999cm" svg:height="0.999cm" svg:x="13.125cm" svg:y="10.0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5" draw:layer="layout" svg:width="7.366cm" svg:height="1.557cm" svg:x="10.414cm" svg:y="15.74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5" draw:layer="layout" svg:width="25.4cm" svg:height="1.615cm" svg:x="2.032cm" svg:y="17.7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Belief Assignment</text:p>
          </draw:text-box>
        </draw:frame>
        <draw:frame draw:style-name="gr2" draw:layer="layout" svg:width="6.468cm" svg:height="1.422cm" svg:x="10.296cm" svg:y="11.278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5" draw:layer="layout" svg:width="0.305cm" svg:height="45646.238cm" svg:x="11.43cm" svg:y="-45614.7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5" draw:layer="layout" svg:width="4.072cm" svg:height="1.178cm" svg:x="11.422cm" svg:y="9.39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5" draw:layer="layout" svg:width="8.25cm" svg:height="1.178cm" svg:x="9.652cm" svg:y="13.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6" draw:layer="layout" svg:width="15.36cm" svg:height="2.218cm" svg:x="2.286cm" svg:y="4.572cm">
          <draw:text-box>
            <text:list text:style-name="L1">
              <text:list-item>
                <text:p text:style-name="P6"><text:span text:style-name="T3">Let X be a frame of discernment.</text:span></text:p>
              </text:list-item>
              <text:list-item>
                <text:p text:style-name="P6"><text:span text:style-name="T3">The function m is a basic belief assignment if: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rate func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2"><text:span text:style-name="T3">A priori belief of an event</text:span></text:p>
              </text:list-item>
              <text:list-item>
                <text:p text:style-name="P2"><text:span text:style-name="T3">Typically, for a frame of cardinality k, each element has a base rate of 1/k</text:span></text:p>
              </text:list-item>
              <text:list-item>
                <text:p text:style-name="P2"><text:span text:style-name="T3">Also called </text:span><text:span text:style-name="T4">atomicity</text:span><text:span text:style-name="T5">.</text:span></text:p>
              </text:list-item>
            </text:list>
          </draw:text-box>
        </draw:frame>
        <draw:frame draw:style-name="gr2" draw:text-style-name="P5" draw:layer="layout" svg:width="6.606cm" svg:height="1.647cm" svg:x="10.447cm" svg:y="13.46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5" draw:layer="layout" svg:width="9.623cm" svg:height="1.316cm" svg:x="9.14cm" svg:y="16.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 <text:s/>Rule of Combination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DS-Theo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Gives unintuitive results (cite Zade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Recently emergent probabilistic logic.</text:span></text:p>
              </text:list-item>
              <text:list-item>
                <text:p text:style-name="P2"><text:span text:style-name="T3">Still under active development.</text:span></text:p>
                <text:list>
                  <text:list-item>
                    <text:p text:style-name="P2"><text:span text:style-name="T3">Papers published as recent as 2013</text:span></text:p>
                  </text:list-item>
                </text:list>
              </text:list-item>
              <text:list-item>
                <text:p text:style-name="P2"><text:span text:style-name="T3">Allows for reasoning under uncertainty.</text:span></text:p>
                <text:list>
                  <text:list-item>
                    <text:p text:style-name="P2"><text:span text:style-name="T3">All operators take into account uncertainty</text:span></text:p>
                  </text:list-item>
                </text:list>
              </text:list-item>
              <text:list-item>
                <text:p text:style-name="P2"><text:span text:style-name="T3">Handles belief combination in a more intuitive manner.</text:span></text:p>
                <text:list>
                  <text:list-item>
                    <text:p text:style-name="P2"><text:span text:style-name="T3">Operators for cumulative fusion, averaging fusion, and consensus.</text:span></text:p>
                  </text:list-item>
                  <text:list-item>
                    <text:p text:style-name="P2"><text:span text:style-name="T3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Belief distributed over the </text:span><text:span text:style-name="T4">reduced powerset</text:span><text:span text:style-name="T5"> of a frame X.</text:span></text:p>
                <text:list>
                  <text:list-item>
                    <text:p text:style-name="P2"><text:span text:style-name="T5"><text:s/></text:span></text:p>
                  </text:list-item>
                  <text:list-item>
                    <text:p text:style-name="P2"><text:span text:style-name="T5"/></text:p>
                  </text:list-item>
                </text:list>
                <text:p text:style-name="P2"><text:span text:style-name="T5"/></text:p>
                <text:p text:style-name="P2"><text:span text:style-name="T5"/></text:p>
              </text:list-item>
              <text:list-item>
                <text:p text:style-name="P2"><text:span text:style-name="T5">Uncertainty:</text:span></text:p>
              </text:list-item>
            </text:list>
          </draw:text-box>
        </draw:frame>
        <draw:frame draw:style-name="gr2" draw:text-style-name="P5" draw:layer="layout" svg:width="6.609cm" svg:height="1.178cm" svg:x="3.556cm" svg:y="5.93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19.569cm" svg:height="1.178cm" svg:x="3.545cm" svg:y="7.20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5" draw:layer="layout" svg:width="5.862cm" svg:height="1.314cm" svg:x="3.79cm" svg:y="9.1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5" draw:layer="layout" svg:width="10.254cm" svg:height="1.212cm" svg:x="12.192cm" svg:y="9.14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5" draw:layer="layout" svg:width="7.619cm" svg:height="1.432cm" svg:x="8.129cm" svg:y="12.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lief Distribution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Can be mapped to and from belief mass assignments from DS-Theory</text:span></text:p>
              </text:list-item>
            </text:list>
          </draw:text-box>
        </draw:frame>
        <draw:frame draw:style-name="standard" draw:layer="layout" svg:width="22.468cm" svg:height="4.645cm" svg:x="3.2cm" svg:y="10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6">Subjective Logic</text:span></text:p>
              </table:table-cell>
              <table:table-cell table:style-name="ce2">
                <text:p text:style-name="P5"><text:span text:style-name="T6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5"><text:span text:style-name="T7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1.996cm" svg:height="1.016cm" svg:x="7.91cm" svg:y="12.19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5" draw:layer="layout" svg:width="2.159cm" svg:height="1.016cm" svg:x="18.923cm" svg:y="12.19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5" draw:layer="layout" svg:width="2.359cm" svg:height="1.016cm" svg:x="18.796cm" svg:y="13.71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Three kinds of opinions in SL</text:span></text:p>
                <text:list>
                  <text:list-item>
                    <text:p text:style-name="P2"><text:span text:style-name="T6">Binomial Opinions:</text:span><text:span text:style-name="T3"> opinions over a binary frame of discernment. Equivalent to </text:span><text:span text:style-name="T4">beta distributions</text:span><text:span text:style-name="T5">.</text:span></text:p>
                  </text:list-item>
                  <text:list-item>
                    <text:p text:style-name="P2"><text:span text:style-name="T8">Multinomial Opinions:</text:span><text:span text:style-name="T5"> opinions over N-ary frames. Generalization of binomial opinions. Equivalent to </text:span><text:span text:style-name="T4">dirichlet distributions.</text:span></text:p>
                  </text:list-item>
                  <text:list-item>
                    <text:p text:style-name="P2"><text:span text:style-name="T8">Hyper Opinions:</text:span><text:span text:style-name="T5"> opinions over the powerset of a frame. Generalization of multinomial opinions. Equivalent to </text:span><text:span text:style-name="T4">Hyper-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Each opinion maps to a probability distribution.</text:span></text:p>
                <text:list>
                  <text:list-item>
                    <text:p><text:span text:style-name="T3">Binomial =&gt; Beta</text:span></text:p>
                  </text:list-item>
                  <text:list-item>
                    <text:p><text:span text:style-name="T3">Multinomial =&gt; Dirichlet</text:span></text:p>
                  </text:list-item>
                  <text:list-item>
                    <text:p><text:span text:style-name="T3">Hyper =&gt; Hyper Dirichlet</text:span></text:p>
                  </text:list-item>
                </text:list>
              </text:list-item>
              <text:list-item>
                <text:p><text:span text:style-name="T3">Makes opinions suitable for evidence based reasoning.</text:span></text:p>
                <text:list>
                  <text:list-item>
                    <text:p><text:span text:style-name="T3">Beta = Conjugate prior to Binomial distribution</text:span></text:p>
                  </text:list-item>
                  <text:list-item>
                    <text:p><text:span text:style-name="T3">Dirichlet =&gt; Multinomial distribution</text:span></text:p>
                  </text:list-item>
                </text:list>
              </text:list-item>
              <text:list-item>
                <text:p><text:span text:style-name="T3">Can update opinions using Bayes' rule when faced with new evidence.</text:span></text:p>
                <text:list>
                  <text:list-item>
                    <text:p><text:span text:style-name="T3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3">Using operators of Subjective Logic, we can combine opinions.</text:span></text:p>
                <text:list>
                  <text:list-item>
                    <text:p><text:span text:style-name="T3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Given a frame <text:s text:c="9"/>, a binomial opinion is the tuple <text:s text:c="18"/>, where</text:span></text:p>
                <text:list>
                  <text:list-item>
                    <text:p><text:span text:style-name="T3">b: the belief that x is true.</text:span></text:p>
                  </text:list-item>
                  <text:list-item>
                    <text:p><text:span text:style-name="T3">d: the belief that x is false.</text:span></text:p>
                  </text:list-item>
                  <text:list-item>
                    <text:p><text:span text:style-name="T3">u: the uncertainty</text:span></text:p>
                  </text:list-item>
                  <text:list-item>
                    <text:p><text:span text:style-name="T3">a: the </text:span><text:span text:style-name="T4">base rate</text:span><text:span text:style-name="T5"> probability of x being true.</text:span></text:p>
                    <text:p><text:span text:style-name="T5"/></text:p>
                  </text:list-item>
                  <text:list-item>
                    <text:p><text:span text:style-name="T5">Probability expectation: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5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.448cm" svg:height="0.531cm" svg:x="7.104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5" draw:layer="layout" svg:width="3.379cm" svg:height="0.557cm" svg:x="14.655cm" svg:y="10.92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5" draw:layer="layout" svg:width="1.945cm" svg:height="0.53cm" svg:x="11.587cm" svg:y="12.32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an be mapped to a beta distribution</text:span></text:p>
                <text:list>
                  <text:list-item>
                    <text:p><text:span text:style-name="T3">Let r = observations of x, s = observations of ~x</text:span></text:p>
                  </text:list-item>
                </text:list>
                <text:p><text:span text:style-name="T3"/></text:p>
                <text:p><text:span text:style-name="T3"/></text:p>
              </text:list-item>
              <text:list-item>
                <text:p><text:span text:style-name="T3">W is a non-informative prior weight. Setting it to 2 when base rate = 0.5 results in the prior Beta being a uniform probability density function.</text:span></text:p>
              </text:list-item>
            </text:list>
          </draw:text-box>
        </draw:frame>
        <draw:frame draw:style-name="gr4" draw:text-style-name="P5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3" table:default-cell-style-name="ce3">
              <table:table-cell/>
              <table:table-cell/>
            </table:table-row>
            <table:table-row table:style-name="ro4" table:default-cell-style-name="ce3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5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5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5" draw:layer="layout" svg:width="1.33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5" draw:layer="layout" svg:width="1.36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5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5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Generalizes a binomial opinion to N-ary frames.</text:span></text:p>
              </text:list-item>
              <text:list-item>
                <text:p><text:span text:style-name="T9">Tuple <text:s text:c="19"/>where</text:span></text:p>
                <text:list>
                  <text:list-item>
                    <text:p><text:span text:style-name="T9">B is a vector of belief mass over the frame.</text:span></text:p>
                  </text:list-item>
                  <text:list-item>
                    <text:p><text:span text:style-name="T9">U is the uncertainty</text:span></text:p>
                  </text:list-item>
                  <text:list-item>
                    <text:p><text:span text:style-name="T9">A is the base rate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898cm" svg:height="1.27cm" svg:x="6.106cm" svg:y="6.7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5" draw:layer="layout" svg:width="7.377cm" svg:height="1.427cm" svg:x="3.291cm" svg:y="14.3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5" draw:layer="layout" svg:width="6.017cm" svg:height="1.427cm" svg:x="4.064cm" svg:y="16.5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5" draw:layer="layout" svg:width="7.383cm" svg:height="1.05cm" svg:x="15.985cm" svg:y="14.44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7.609cm" svg:height="1.081cm" svg:x="15.931cm" svg:y="16.5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Further generalizes. Belief mass assigned over the <text:span text:style-name="T10">reduced powerset</text:span></text:p>
              </text:list-item>
            </text:list>
          </draw:text-box>
        </draw:frame>
        <draw:frame draw:style-name="gr2" draw:text-style-name="P5" draw:layer="layout" svg:width="4.543cm" svg:height="1.178cm" svg:x="10.951cm" svg:y="9.4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5" draw:layer="layout" svg:width="8.015cm" svg:height="1.432cm" svg:x="9.257cm" svg:y="11.52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6.165cm" svg:height="1.432cm" svg:x="10.091cm" svg:y="13.80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There does not yet exist a general purpose Subjective Logic library that can be used for application development and experimentation.</text:span></text:p>
              </text:list-item>
              <text:list-item>
                <text:p text:style-name="P2"><text:span text:style-name="T3">Such a library should be</text:span></text:p>
                <text:list>
                  <text:list-item>
                    <text:p text:style-name="P2"><text:span text:style-name="T3">Efficient</text:span></text:p>
                  </text:list-item>
                  <text:list-item>
                    <text:p text:style-name="P2"><text:span text:style-name="T3">Type-safe</text:span></text:p>
                  </text:list-item>
                  <text:list-item>
                    <text:p text:style-name="P2"><text:span text:style-name="T3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Some SL operators can be very expensive</text:span></text:p>
                <text:list>
                  <text:list-item>
                    <text:p text:style-name="P2"><text:span text:style-name="T3">NxN multinomial multiplication</text:span></text:p>
                  </text:list-item>
                  <text:list-item>
                    <text:p text:style-name="P2"><text:span text:style-name="T3">Anything involving hyper opinions</text:span></text:p>
                  </text:list-item>
                </text:list>
              </text:list-item>
              <text:list-item>
                <text:p text:style-name="P2"><text:span text:style-name="T3">We would like to be able to memoize computations, to avoid re-computing the same values over and over...</text:span></text:p>
              </text:list-item>
              <text:list-item>
                <text:p text:style-name="P2"><text:span text:style-name="T3">We may be able to parallelize some operations</text:span></text:p>
                <text:list>
                  <text:list-item>
                    <text:p text:style-name="P2"><text:span text:style-name="T3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Every expression has a type.</text:span></text:p>
                <text:list>
                  <text:list-item>
                    <text:p><text:span text:style-name="T3">Int x = 5;</text:span></text:p>
                  </text:list-item>
                  <text:list-item>
                    <text:p><text:span text:style-name="T3">String name = “hello”;</text:span></text:p>
                  </text:list-item>
                </text:list>
              </text:list-item>
              <text:list-item>
                <text:p><text:span text:style-name="T3">Types prevent certain kinds of invalid expressions</text:span></text:p>
                <text:list>
                  <text:list-item>
                    <text:p><text:span text:style-name="T3">??? y = x + name;</text:span></text:p>
                  </text:list-item>
                  <text:list-item>
                    <text:p><text:span text:style-name="T3">What is the type of y?</text:span></text:p>
                  </text:list-item>
                </text:list>
              </text:list-item>
              <text:list-item>
                <text:p><text:span text:style-name="T3">Type errors are caught before the program is ever “run”, so certain classes of errors are prevented.</text:span></text:p>
              </text:list-item>
              <text:list-item>
                <text:p><text:span text:style-name="T3">Referred to as </text:span><text:span text:style-name="T4">static typing</text:span></text:p>
              </text:list-item>
              <text:list-item>
                <text:p><text:span text:style-name="T5">Example programming languages:</text:span></text:p>
                <text:list>
                  <text:list-item>
                    <text:p><text:span text:style-name="T5">C++</text:span></text:p>
                  </text:list-item>
                  <text:list-item>
                    <text:p><text:span text:style-name="T5">Haskell</text:span></text:p>
                  </text:list-item>
                  <text:list-item>
                    <text:p><text:span text:style-name="T5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In Subjective Logic, certain operators are defined over certain types:</text:span></text:p>
                <text:list>
                  <text:list-item>
                    <text:p text:style-name="P2"><text:span text:style-name="T3">Addition: requires opinions to be binomial.</text:span></text:p>
                  </text:list-item>
                  <text:list-item>
                    <text:p text:style-name="P2"><text:span text:style-name="T3">Multiplication: opinions must be multinomial.</text:span></text:p>
                  </text:list-item>
                </text:list>
              </text:list-item>
              <text:list-item>
                <text:p text:style-name="P2"><text:span text:style-name="T3">Our library must be able to reject ill-typed SL expressions.</text:span></text:p>
              </text:list-item>
              <text:list-item>
                <text:p text:style-name="P2"><text:span text:style-name="T3">We can’t catch all errors before run-time</text:span></text:p>
                <text:list>
                  <text:list-item>
                    <text:p text:style-name="P2"><text:span text:style-name="T3">Addition requires opinions defined over the same frame.</text:span></text:p>
                  </text:list-item>
                </text:list>
              </text:list-item>
              <text:list-item>
                <text:p text:style-name="P2"><text:span text:style-name="T3">We need to be able to report logical errors at run time also</text:span></text:p>
                <text:list>
                  <text:list-item>
                    <text:p text:style-name="P2"><text:span text:style-name="T3">Perhaps some sort of “exception” type, or optional&lt;T&gt;.</text:span></text:p>
                  </text:list-item>
                </text:list>
                <text:p text:style-name="P2"><text:span text:style-name="T3"/></text:p>
                <text:p text:style-name="P9"><text:span text:style-name="T6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Our SL operators should be compositional</text:span></text:p>
                <text:list>
                  <text:list-item>
                    <text:p text:style-name="P2"><text:span text:style-name="T3">Given a small handful of operators, let users build arbitrarily large expressions with ease.</text:span></text:p>
                  </text:list-item>
                </text:list>
              </text:list-item>
              <text:list-item>
                <text:p text:style-name="P2"><text:span text:style-name="T3">Similar to </text:span><text:span text:style-name="T4">parser-combinator</text:span><text:span text:style-name="T3"> libraries</text:span></text:p>
                <text:list>
                  <text:list-item>
                    <text:p text:style-name="P2"><text:span text:style-name="T3">X-Saiga (Haskell)</text:span></text:p>
                  </text:list-item>
                  <text:list-item>
                    <text:p text:style-name="P2"><text:span text:style-name="T3">Parsec (Haskell)</text:span></text:p>
                  </text:list-item>
                  <text:list-item>
                    <text:p text:style-name="P2"><text:span text:style-name="T3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Purpose Combinator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SL operators should be usable across many different domains</text:span></text:p>
                <text:list>
                  <text:list-item>
                    <text:p text:style-name="P2"><text:span text:style-name="T3">Can we construct a desktop calculator?</text:span></text:p>
                  </text:list-item>
                  <text:list-item>
                    <text:p text:style-name="P2"><text:span text:style-name="T3">Can we embed them into a web service?</text:span></text:p>
                  </text:list-item>
                  <text:list-item>
                    <text:p text:style-name="P2"><text:span text:style-name="T3">Can we use them to model decision-making situations?</text:span></text:p>
                  </text:list-item>
                </text:list>
              </text:list-item>
              <text:list-item>
                <text:p text:style-name="P2"><text:span text:style-name="T3">We should not restrict how our library will be us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We propose to develop our system in </text:span><text:span text:style-name="T4">Haskell</text:span></text:p>
                <text:list>
                  <text:list-item>
                    <text:p text:style-name="P2"><text:span text:style-name="T5">Strongly typed</text:span></text:p>
                  </text:list-item>
                  <text:list-item>
                    <text:p text:style-name="P2"><text:span text:style-name="T5">Purely functional</text:span></text:p>
                  </text:list-item>
                  <text:list-item>
                    <text:p text:style-name="P2"><text:span text:style-name="T5">Lazy</text:span></text:p>
                  </text:list-item>
                  <text:list-item>
                    <text:p text:style-name="P2"><text:span text:style-name="T5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kell (cont’d)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2"><text:span text:style-name="T3">Strong, static typing allows us to catch invalid expressions at compile-time.</text:span></text:p>
              </text:list-item>
              <text:list-item>
                <text:p text:style-name="P2"><text:span text:style-name="T3">Functions are functions in the mathematical sense.</text:span></text:p>
                <text:list>
                  <text:list-item>
                    <text:p text:style-name="P2"><text:span text:style-name="T3">Input maps to output.</text:span></text:p>
                  </text:list-item>
                  <text:list-item>
                    <text:p text:style-name="P2"><text:span text:style-name="T3">Helps achieve compositionality</text:span></text:p>
                  </text:list-item>
                </text:list>
              </text:list-item>
              <text:list-item>
                <text:p text:style-name="P2"><text:span text:style-name="T3">Laziness: don’t compute what you don’t need. Provides some amount of memoization.</text:span></text:p>
              </text:list-item>
              <text:list-item>
                <text:p text:style-name="P2"><text:span text:style-name="T3">General purpose means we can use it for anything. Not geared to any single domai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Mathematical objects from </text:span><text:span text:style-name="T4">Category Theory</text:span></text:p>
              </text:list-item>
              <text:list-item>
                <text:p text:style-name="P2"><text:span text:style-name="T3">Used frequently in purely functional programming to model</text:span></text:p>
                <text:list>
                  <text:list-item>
                    <text:p text:style-name="P2"><text:span text:style-name="T3">Stateful/parallel computation</text:span></text:p>
                  </text:list-item>
                  <text:list-item>
                    <text:p text:style-name="P2"><text:span text:style-name="T3">Optional values</text:span></text:p>
                  </text:list-item>
                  <text:list-item>
                    <text:p text:style-name="P2"><text:span text:style-name="T3">Error propag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A generic type M&lt;T&gt; is a monad if the following operations exist</text:span></text:p>
                <text:list>
                  <text:list-item>
                    <text:p text:style-name="P2"><text:span text:style-name="T3">A method to construct an M&lt;T&gt; from a T </text:span></text:p>
                    <text:list>
                      <text:list-item>
                        <text:p text:style-name="P2"><text:span text:style-name="T3">(unit)</text:span></text:p>
                      </text:list-item>
                    </text:list>
                  </text:list-item>
                  <text:list-item>
                    <text:p text:style-name="P2"><text:span text:style-name="T3">A method of chaining. Given a function from T to M&lt;U&gt;, apply it to the object to receive a new object of type M&lt;U&gt; </text:span></text:p>
                    <text:list>
                      <text:list-item>
                        <text:p text:style-name="P2"><text:span text:style-name="T3">(bin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...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From C#: LINQ</text:span></text:p>
              </text:list-item>
              <text:list-item>
                <text:p text:style-name="P2"><text:span text:style-name="T3">From Haskell: Maybe, List, IO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 typing, it is possible to realize a general purpose SL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Develop a monadic combinator library for Subjective Logic</text:span></text:p>
              </text:list-item>
              <text:list-item>
                <text:p text:style-name="P2"><text:span text:style-name="T3">Analyze the type safety of the library.</text:span></text:p>
              </text:list-item>
              <text:list-item>
                <text:p text:style-name="P2"><text:span text:style-name="T3">Prove termination of the operators.</text:span></text:p>
              </text:list-item>
              <text:list-item>
                <text:p text:style-name="P2"><text:span text:style-name="T3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2"><text:span text:style-name="T3">We will develop the library in Haskell</text:span></text:p>
                <text:list>
                  <text:list-item>
                    <text:p text:style-name="P2"><text:span text:style-name="T3">Strong typing, Lazy evaluation, excellent support for Monads</text:span></text:p>
                  </text:list-item>
                </text:list>
              </text:list-item>
              <text:list-item>
                <text:p text:style-name="P2"><text:span text:style-name="T3">Leverage the type checker in Haskell to ensure that our expressions are type-safe.</text:span></text:p>
              </text:list-item>
              <text:list-item>
                <text:p text:style-name="P2"><text:span text:style-name="T3">We will use structural induction on the length of the input to prove termination.</text:span></text:p>
              </text:list-item>
              <text:list-item>
                <text:p text:style-name="P2"><text:span text:style-name="T3">Analyze the operators individually for time complexity.</text:span></text:p>
                <text:list>
                  <text:list-item>
                    <text:p text:style-name="P2"><text:span text:style-name="T3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Core of library</text:span></text:p>
                <text:list>
                  <text:list-item>
                    <text:p text:style-name="P2"><text:span text:style-name="T3">Monads for handling state, error propagation</text:span></text:p>
                  </text:list-item>
                </text:list>
              </text:list-item>
              <text:list-item>
                <text:p text:style-name="P2"><text:span text:style-name="T3">Binomial operators</text:span></text:p>
                <text:list>
                  <text:list-item>
                    <text:p text:style-name="P2"><text:span text:style-name="T3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 text:style-name="P2"><text:span text:style-name="T3">April 30</text:span></text:p>
                <text:list>
                  <text:list-item>
                    <text:p text:style-name="P2"><text:span text:style-name="T3">All operators implemented.</text:span></text:p>
                  </text:list-item>
                  <text:list-item>
                    <text:p text:style-name="P2"><text:span text:style-name="T3">Work begun on thesis document.</text:span></text:p>
                  </text:list-item>
                </text:list>
              </text:list-item>
              <text:list-item>
                <text:p text:style-name="P2"><text:span text:style-name="T3">May 31</text:span></text:p>
                <text:list>
                  <text:list-item>
                    <text:p text:style-name="P2"><text:span text:style-name="T3">Proofs of complexity and termination completed.</text:span></text:p>
                  </text:list-item>
                </text:list>
              </text:list-item>
              <text:list-item>
                <text:p text:style-name="P2"><text:span text:style-name="T3">June 30</text:span></text:p>
                <text:list>
                  <text:list-item>
                    <text:p text:style-name="P2"><text:span text:style-name="T3">Finishing touches on library.</text:span></text:p>
                  </text:list-item>
                </text:list>
              </text:list-item>
              <text:list-item>
                <text:p text:style-name="P2"><text:span text:style-name="T3">July 31</text:span></text:p>
                <text:list>
                  <text:list-item>
                    <text:p text:style-name="P2"><text:span text:style-name="T3">Initial rough draft of thesis document.</text:span></text:p>
                  </text:list-item>
                </text:list>
              </text:list-item>
              <text:list-item>
                <text:p text:style-name="P2"><text:span text:style-name="T3">Mid – late August</text:span></text:p>
                <text:list>
                  <text:list-item>
                    <text:p text:style-name="P2"><text:span text:style-name="T3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2AD8C771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18T12:27:17.032059909</dc:date>
    <meta:editing-duration>P4DT9H41M5S</meta:editing-duration>
    <meta:editing-cycles>103</meta:editing-cycles>
    <meta:generator>LibreOffice/4.2.3.3$Linux_x86 LibreOffice_project/420m0$Build-3</meta:generator>
    <meta:document-statistic meta:object-count="23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i>a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X} a ( x ) = 1 </annotation>
  </semantics>
</math>
</file>

<file path=Object 13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i>a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row>
              <mn>0,</mn>
              <mn>1</mn>
            </mrow>
          </mrow>
          <mo fence="true" stretchy="false">]</mo>
        </mrow>
      </mrow>
    </mrow>
    <annotation encoding="StarMath 5.0">forall x in X, a ( x ) in [0, 1] 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i>x</mi>
              <mo stretchy="false">∈</mo>
              <mi>X</mi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X } b_x ( x ) = 1</annotation>
  </semantics>
</math>
</file>

<file path=Object 16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17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b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b_x ( x ) in [ 0,1 ]</annotation>
  </semantics>
</math>
</file>

<file path=Object 18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a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a_x( x ) in [ 0,1 ]</annotation>
  </semantics>
</math>
</file>

<file path=Object 1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row>
                <mi>x</mi>
                <mo stretchy="false">∈</mo>
                <mi>R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R(X) } b_x( x ) = 1</annotation>
  </semantics>
</math>
</file>

<file path=Object 21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b( x )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29/content.xml><?xml version="1.0" encoding="utf-8"?>
<math xmlns="http://www.w3.org/1998/Math/MathML" display="block">
  <semantics>
    <mrow>
      <mi>m</mi>
      <mrow>
        <mo fence="true" stretchy="false">(</mo>
        <mrow>
          <mi mathvariant="normal">Θ</mi>
        </mrow>
        <mo fence="true" stretchy="false">)</mo>
      </mrow>
    </mrow>
    <annotation encoding="StarMath 5.0">m( %THETA 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row>
        <mi>r</mi>
        <mo stretchy="false">=</mo>
        <mi>b</mi>
      </mrow>
      <mi mathvariant="normal">∞</mi>
    </mrow>
    <annotation encoding="StarMath 5.0">r = b infinity</annotation>
  </semantics>
</math>
</file>

<file path=Object 35/content.xml><?xml version="1.0" encoding="utf-8"?>
<math xmlns="http://www.w3.org/1998/Math/MathML" display="block">
  <semantics>
    <mrow>
      <mrow>
        <mi>s</mi>
        <mo stretchy="false">=</mo>
        <mi>d</mi>
      </mrow>
      <mi mathvariant="normal">∞</mi>
    </mrow>
    <annotation encoding="StarMath 5.0">s =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5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row>
              <mn>0,</mn>
              <mn>1</mn>
            </mrow>
          </mrow>
          <mo fence="true" stretchy="false">]</mo>
        </mrow>
      </mrow>
      <mi>,</mi>
      <mo stretchy="false">∀</mo>
      <mrow>
        <mi>x</mi>
        <mo stretchy="false">∈</mo>
        <msup>
          <mn>2</mn>
          <mi>X</mi>
        </msup>
      </mrow>
    </mrow>
    <annotation encoding="StarMath 5.0">m( x ) in [0, 1], forall x in 2^X 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i>x</mi>
            <mi>,</mi>
            <mi>y</mi>
            <mi>,</mi>
            <mi>z</mi>
          </mrow>
        </mrow>
        <mo fence="true" stretchy="false">}</mo>
      </mrow>
    </mrow>
    <annotation encoding="StarMath 5.0">X = lbrace x,y,z rbrace </annotation>
  </semantics>
</math>
</file>

<file path=Object 7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false">{</mo>
        <mrow>
          <mrow>
            <mi mathvariant="normal">∅</mi>
            <mi>,</mi>
            <mrow>
              <mo fence="true" stretchy="false">{</mo>
              <mrow>
                <mi>x</mi>
              </mrow>
              <mo fence="true" stretchy="false">}</mo>
            </mrow>
            <mi>,</mi>
            <mrow>
              <mo fence="true" stretchy="false">{</mo>
              <mrow>
                <mi>y</mi>
              </mrow>
              <mo fence="true" stretchy="false">}</mo>
            </mrow>
            <mi>,</mi>
            <mrow>
              <mo fence="true" stretchy="false">{</mo>
              <mrow>
                <mi>z</mi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y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z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y</mi>
                  <mi>,</mi>
                  <mi>z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}</mo>
            </mrow>
          </mrow>
        </mrow>
        <mo fence="true" stretchy="false">}</mo>
      </mrow>
    </mrow>
    <annotation encoding="StarMath 5.0">2^X = lbrace emptyset, lbrace x rbrace, lbrace y rbrace, lbrace z rbrace, lbrace x, y rbrace, lbrace x, z rbrace, lbrace y, z rbrace, lbrace x, y, z rbrace rbrace 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